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444" calcext:value-type="float">
            <text:p>85.0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7024" calcext:value-type="float">
            <text:p>82.1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2488" calcext:value-type="float">
            <text:p>67.9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0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924" calcext:value-type="float">
            <text:p>66.3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5816" calcext:value-type="float">
            <text:p>66.3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2714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3832" calcext:value-type="float">
            <text:p>62.6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